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018cm" table:align="left" style:writing-mode="lr-tb"/>
    </style:style>
    <style:style style:name="Tabla1.A" style:family="table-column">
      <style:table-column-properties style:column-width="4.602cm"/>
    </style:style>
    <style:style style:name="Tabla1.B" style:family="table-column">
      <style:table-column-properties style:column-width="11.416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="0.097cm" fo:border="none" style:writing-mode="lr-tb"/>
    </style:style>
    <style:style style:name="Tabla1.3" style:family="table-row">
      <style:table-row-properties style:min-row-height="19.408cm" fo:keep-together="auto"/>
    </style:style>
    <style:style style:name="Tabla1.A3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2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6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7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_20__28_user_29_">
      <style:paragraph-properties style:snap-to-layout-grid="false"/>
    </style:style>
    <style:style style:name="P12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13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P14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snap-to-layout-grid="false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Fitxer SQL:</text:p>
          </table:table-cell>
          <table:table-cell table:style-name="Tabla1.B1" office:value-type="string">
            <text:p text:style-name="P11"/>
          </table:table-cell>
        </table:table-row>
        <table:table-row table:style-name="Tabla1.2">
          <table:table-cell table:style-name="Tabla1.A2" table:number-columns-spanned="2" office:value-type="string">
            <text:p text:style-name="P12"/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14"/>
            <text:p text:style-name="P13">CREATE DATABASE BALEARSKILLS;</text:p>
            <text:p text:style-name="P13"/>
            <text:p text:style-name="P13">USE BALEARSKILLS;</text:p>
            <text:p text:style-name="P13"/>
            <text:p text:style-name="P13">CREATE TABLE IDIOMA(</text:p>
            <text:p text:style-name="P13"><text:tab/>id int(4) NOT NULL AUTO_INCREMENT,</text:p>
            <text:p text:style-name="P13"><text:s text:c="4"/>idioma varchar(24) NOT NULL,</text:p>
            <text:p text:style-name="P13"><text:s text:c="4"/>PRIMARY KEY(id)</text:p>
            <text:p text:style-name="P13">);</text:p>
            <text:p text:style-name="P13"/>
            <text:p text:style-name="P13"/>
            <text:p text:style-name="P13">CREATE TABLE PROPIETARI(</text:p>
            <text:p text:style-name="P13"><text:tab/>dni varchar(9) NOT NULL,</text:p>
            <text:p text:style-name="P13"><text:s text:c="4"/>id_idioma int(4) NOT NULL,</text:p>
            <text:p text:style-name="P13"><text:s text:c="4"/>nom varchar(24), </text:p>
            <text:p text:style-name="P13"><text:s text:c="4"/>llinatge varchar(42),</text:p>
            <text:p text:style-name="P13"><text:s text:c="4"/>telefon int(9) NOT NULL,</text:p>
            <text:p text:style-name="P13"><text:s text:c="4"/>contrasenya varchar(124) NOT NULL,</text:p>
            <text:p text:style-name="P13"><text:s text:c="4"/></text:p>
            <text:p text:style-name="P13"><text:s text:c="4"/>PRIMARY KEY(dni),</text:p>
            <text:p text:style-name="P13"><text:s text:c="4"/>FOREIGN KEY(id_idioma) REFERENCES IDIOMA(id)</text:p>
            <text:p text:style-name="P13">);</text:p>
            <text:p text:style-name="P13"/>
            <text:p text:style-name="P13">CREATE TABLE TIPUS_VACANCES(</text:p>
            <text:p text:style-name="P13"><text:tab/>id int(4) NOT NULL AUTO_INCREMENT,</text:p>
            <text:p text:style-name="P13"><text:s text:c="4"/>id_idioma int(4) NOT NULL,</text:p>
            <text:p text:style-name="P13"><text:s text:c="4"/>tipus_Vacances varchar(24),</text:p>
            <text:p text:style-name="P13"><text:s text:c="4"/></text:p>
            <text:p text:style-name="P13"><text:s text:c="4"/>PRIMARY KEY(id),</text:p>
            <text:p text:style-name="P13"><text:s text:c="4"/>FOREIGN KEY(id_idioma) REFERENCES IDIOMA(id)</text:p>
            <text:p text:style-name="P13">);</text:p>
            <text:p text:style-name="P13"/>
            <text:p text:style-name="P13">CREATE TABLE TIPUS_ALLOTJAMENT(</text:p>
            <text:p text:style-name="P13"><text:tab/>id int(4) NOT NULL AUTO_INCREMENT,</text:p>
            <text:p text:style-name="P13"><text:s text:c="4"/>id_idioma int(4) NOT NULL,</text:p>
            <text:p text:style-name="P13"><text:s text:c="4"/>tipus_allotjament varchar(24),</text:p>
            <text:p text:style-name="P13"><text:s text:c="4"/></text:p>
            <text:p text:style-name="P13"><text:s text:c="4"/>PRIMARY KEY(id),</text:p>
            <text:p text:style-name="P13"><text:s text:c="4"/>FOREIGN KEY(id_idioma) REFERENCES IDIOMA(id)</text:p>
            <text:p text:style-name="P13">);</text:p>
            <text:p text:style-name="P13"/>
            <text:p text:style-name="P13">CREATE TABLE SERVEI(</text:p>
            <text:p text:style-name="P13"><text:tab/>id int(4) NOT NULL AUTO_INCREMENT,</text:p>
            <text:p text:style-name="P13"><text:s text:c="4"/>id_idioma int(4) NOT NULL,</text:p>
            <text:p text:style-name="P13"><text:s text:c="4"/>servei varchar(24),</text:p>
            <text:p text:style-name="P13"><text:s text:c="4"/></text:p>
            <text:p text:style-name="P13"><text:s text:c="4"/>PRIMARY KEY(id),</text:p>
            <text:p text:style-name="P13"><text:s text:c="4"/>FOREIGN KEY(id_idioma) REFERENCES IDIOMA(id)</text:p>
            <text:p text:style-name="P13"/>
            <text:p text:style-name="P13">);</text:p>
            <text:p text:style-name="P13"/>
            <text:p text:style-name="P13">CREATE TABLE ALLOTJAMENT(</text:p>
            <text:p text:style-name="P13"><text:tab/>num_registre int(4) NOT NULL AUTO_INCREMENT,</text:p>
            <text:p text:style-name="P13"><text:s text:c="4"/>dni_propietari varchar(9) NOT NULL,</text:p>
            <text:p text:style-name="P13"><text:s text:c="4"/>id_serveis int(4) NOT NULL,</text:p>
            <text:p text:style-name="P13"><text:s text:c="4"/>id_tipusAllot int(4) NOT NULL,</text:p>
            <text:p text:style-name="P13"><text:s text:c="4"/>id_tipusVac int(4) NOT NULL,</text:p>
            <text:p text:style-name="P13"><text:s text:c="4"/>id_idioma int(4) NOT NULL,</text:p>
            <text:p text:style-name="P13"><text:s text:c="4"/>categoria varchar(24) NOT NULL,</text:p>
            <text:p text:style-name="P13"><text:s text:c="4"/>habitacions int(2),</text:p>
            <text:p text:style-name="P13"><text:s text:c="4"/>num_persones int(2),</text:p>
            <text:p text:style-name="P13"><text:s text:c="4"/>nom_comercial varchar(32) NOT NULL,</text:p>
            <text:p text:style-name="P13"><text:s text:c="4"/>municipi varchar(32),</text:p>
            <text:p text:style-name="P13"><text:s text:c="4"/>adressa varchar(32),</text:p>
            <text:p text:style-name="P13"><text:s text:c="4"/></text:p>
            <text:p text:style-name="P13"><text:s text:c="4"/>PRIMARY KEY(num_registre),</text:p>
            <text:p text:style-name="P13"><text:s text:c="4"/>FOREIGN KEY(dni_propietari) REFERENCES PROPIETARI(dni),</text:p>
            <text:p text:style-name="P13"><text:s text:c="4"/>FOREIGN KEY(id_serveis) REFERENCES SERVEI(id),</text:p>
            <text:p text:style-name="P13"><text:s text:c="4"/>FOREIGN KEY(id_tipusAllot) REFERENCES TIPUS_ALLOTJAMENT(id),</text:p>
            <text:p text:style-name="P13"><text:s text:c="4"/>FOREIGN KEY(id_tipusVac) REFERENCES TIPUS_VACANCES(id),</text:p>
            <text:p text:style-name="P13"><text:tab/>FOREIGN KEY(id_idioma) REFERENCES IDIOMA(id)</text:p>
            <text:p text:style-name="P13"/>
            <text:p text:style-name="P13"/>
            <text:p text:style-name="P13">);</text:p>
            <text:p text:style-name="P13"/>
            <text:p text:style-name="P13">CREATE TABLE SERVEI_ALLOT(</text:p>
            <text:p text:style-name="P13"><text:tab/>num_registre int(4) NOT NULL,</text:p>
            <text:p text:style-name="P13"><text:s text:c="4"/>id_servei int(4) NOT NULL,</text:p>
            <text:p text:style-name="P13"><text:s text:c="4"/>id_idioma int(4) NOT NULL,</text:p>
            <text:p text:style-name="P13"><text:s text:c="4"/></text:p>
            <text:p text:style-name="P13"><text:s text:c="4"/>PRIMARY KEY(num_registre, id_servei),</text:p>
            <text:p text:style-name="P13"><text:s text:c="4"/>FOREIGN KEY(num_registre) REFERENCES ALLOTJAMENT(num_registre),</text:p>
            <text:p text:style-name="P13"><text:s text:c="4"/>FOREIGN KEY(id_servei) REFERENCES SERVEI(id),</text:p>
            <text:p text:style-name="P13"><text:soft-page-break/><text:s text:c="4"/>FOREIGN KEY(id_idioma) REFERENCES IDIOMA(id)</text:p>
            <text:p text:style-name="P13">);</text:p>
            <text:p text:style-name="P13"/>
            <text:p text:style-name="P13"/>
            <text:p text:style-name="P13">CREATE TABLE FOTO(</text:p>
            <text:p text:style-name="P13"><text:tab/>id int(4) NOT NULL AUTO_INCREMENT,</text:p>
            <text:p text:style-name="P13"><text:s text:c="4"/>num_registre int(4) NOT NULL,</text:p>
            <text:p text:style-name="P13"><text:s text:c="4"/>foto varchar(42),</text:p>
            <text:p text:style-name="P13"><text:s text:c="4"/></text:p>
            <text:p text:style-name="P13"><text:s text:c="4"/>PRIMARY KEY(id),</text:p>
            <text:p text:style-name="P13"><text:s text:c="4"/>FOREIGN KEY(num_registre) REFERENCES ALLOTJAMENT(num_registre)</text:p>
            <text:p text:style-name="P13"/>
            <text:p text:style-name="P13">);</text:p>
            <text:p text:style-name="P13"/>
            <text:p text:style-name="P13">CREATE TABLE USUARI(</text:p>
            <text:p text:style-name="P13"><text:tab/>id int(4) NOT NULL AUTO_INCREMENT,</text:p>
            <text:p text:style-name="P13"><text:s text:c="4"/>nom varchar(24),</text:p>
            <text:p text:style-name="P13"><text:s text:c="4"/>email varchar(42) NOT NULL,</text:p>
            <text:p text:style-name="P13"><text:s text:c="4"/>contrasenya varchar(42) NOT NULL,</text:p>
            <text:p text:style-name="P13"><text:s text:c="4"/></text:p>
            <text:p text:style-name="P13"><text:s text:c="4"/>PRIMARY KEY(id)</text:p>
            <text:p text:style-name="P13"/>
            <text:p text:style-name="P13">);</text:p>
            <text:p text:style-name="P13"/>
            <text:p text:style-name="P13">CREATE TABLE USUARI_COMENTA(</text:p>
            <text:p text:style-name="P13"><text:tab/>id_usuari int(4) NOT NULL,</text:p>
            <text:p text:style-name="P13"><text:s text:c="4"/>num_registre int(4) NOT NULL,</text:p>
            <text:p text:style-name="P13"><text:s text:c="4"/>dia date NOT NULL,</text:p>
            <text:p text:style-name="P13"><text:s text:c="4"/></text:p>
            <text:p text:style-name="P13"><text:s text:c="4"/>PRIMARY KEY(id_usuari, num_registre),</text:p>
            <text:p text:style-name="P13"><text:s text:c="4"/>FOREIGN KEY(id_usuari) REFERENCES USUARI(id),</text:p>
            <text:p text:style-name="P13"><text:s text:c="4"/>FOREIGN KEY(num_registre) REFERENCES ALLOTJAMENT(num_registre)</text:p>
            <text:p text:style-name="P13"/>
            <text:p text:style-name="P13">);</text:p>
            <text:p text:style-name="P13"/>
            <text:p text:style-name="P13">CREATE TABLE USUARI_VALORA(</text:p>
            <text:p text:style-name="P13"><text:tab/>id_usuari int(4) NOT NULL,</text:p>
            <text:p text:style-name="P13"><text:s text:c="4"/>num_registre int(4) NOT NULL,</text:p>
            <text:p text:style-name="P13"><text:s text:c="4"/>puntuacio int(1) NOT NULL,</text:p>
            <text:p text:style-name="P13"><text:s text:c="4"/></text:p>
            <text:p text:style-name="P13"><text:s text:c="4"/>PRIMARY KEY(id_usuari, num_registre),</text:p>
            <text:p text:style-name="P13"><text:s text:c="4"/>FOREIGN KEY(id_usuari) REFERENCES USUARI(id),</text:p>
            <text:p text:style-name="P13"><text:s text:c="4"/>FOREIGN KEY(num_registre) REFERENCES ALLOTJAMENT(num_registre)</text:p>
            <text:p text:style-name="P13"/>
            <text:p text:style-name="P13">);</text:p>
            <text:p text:style-name="P13"/>
            <text:p text:style-name="P13">CREATE TABLE RESERVA(</text:p>
            <text:p text:style-name="P13"/>
            <text:p text:style-name="P13"><text:tab/>id_reserva int(4) NOT NULL AUTO_INCREMENT,</text:p>
            <text:p text:style-name="P13"><text:s text:c="4"/>id_usuario int(4) NOT NULL,</text:p>
            <text:p text:style-name="P13"><text:s text:c="4"/>data_entrada date NOT NULL,</text:p>
            <text:p text:style-name="P13"><text:s text:c="4"/>data_sortida date NOT NULL,</text:p>
            <text:p text:style-name="P13"><text:s text:c="4"/></text:p>
            <text:p text:style-name="P13"><text:s text:c="4"/>PRIMARY KEY(id_reserva),</text:p>
            <text:p text:style-name="P13"><text:s text:c="4"/>FOREIGN KEY(id_usuario) REFERENCES USUARI(id)</text:p>
            <text:p text:style-name="P13"/>
            <text:p text:style-name="P13"/>
            <text:p text:style-name="P13">);</text:p>
            <text:p text:style-name="P13"/>
            <text:p text:style-name="P13"/>
            <text:p text:style-name="P13"/>
            <text:p text:style-name="P13"/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76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5cm" svg:height="2.374cm" draw:z-index="1"><draw:image xlink:href="Pictures/100000000000041400000201774D0BBF142F3B3B.jpg" xlink:type="simple" xlink:show="embed" xlink:actuate="onLoad" loext:mime-type="image/jpeg"/></draw:frame></text:p>
        <text:p text:style-name="MP1">C: PROGRAMACIÓ DEL CLIENT</text:p>
        <text:p text:style-name="MP2"/>
        <text:p text:style-name="MP3"><text:span text:style-name="MT1">Alumne</text:span>: ….....................................</text:p>
        <text:p text:style-name="MP3"><text:span text:style-name="MT1">Centre</text:span>: …......................</text:p>
      </style:header>
      <style:footer>
        <text:p text:style-name="MP4"><text:span text:style-name="MT2">Campionat Balearskills Disseny Web 2018/19</text:span></text:p>
        <text:p text:style-name="MP5">DOC_C02 – Fitxer SQL de la BBDD.</text:p>
        <text:p text:style-name="MP6"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7:49:00.962062986</dc:date>
    <meta:print-date>2011-12-12T12:04:00</meta:print-date>
    <meta:editing-cycles>18</meta:editing-cycles>
    <meta:editing-duration>PT1H49M54S</meta:editing-duration>
    <meta:document-statistic meta:table-count="1" meta:image-count="1" meta:object-count="0" meta:page-count="2" meta:paragraph-count="123" meta:word-count="356" meta:character-count="3396" meta:non-whitespace-character-count="2829"/>
    <meta:generator>LibreOffice/6.0.6.2$Linux_X86_64 LibreOffice_project/00m0$Build-2</meta:generator>
  </office:meta>
</office:document-meta>
</file>